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fe3" officeooo:paragraph-rsid="00198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:</text:p>
      <text:p text:style-name="P1"/>
      <text:p text:style-name="P1"/>
      <text:p text:style-name="P1"><text:a xlink:type="simple" xlink:href="https://forum.stereopi.com/viewtopic.php?t=810" text:style-name="Internet_20_link" text:visited-style-name="Visited_20_Internet_20_Link">https://forum.stereopi.com/viewtopic.php?t=810</text:a></text:p>
      <text:p text:style-name="P1"><text:a xlink:type="simple" xlink:href="https://keras.io/examples/vision/depth_estimation/" text:style-name="Internet_20_link" text:visited-style-name="Visited_20_Internet_20_Link">https://keras.io/examples/vision/depth_estimation/</text:a></text:p>
      <text:p text:style-name="P1"><text:a xlink:type="simple" xlink:href="https://medium.com/toyotaresearch/monocular-depth-in-the-real-world-99c2b287df34" text:style-name="Internet_20_link" text:visited-style-name="Visited_20_Internet_20_Link">https://medium.com/toyotaresearch/monocular-depth-in-the-real-world-99c2b287df34</text:a></text:p>
      <text:p text:style-name="P1">https://github.com/openMVG/openMV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14:20.192731246</meta:creation-date>
    <dc:date>2023-01-16T17:15:11.067129836</dc:date>
    <meta:editing-duration>PT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" meta:character-count="216" meta:non-whitespace-character-count="216"/>
  </office:meta>
</office:document-meta>
</file>